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hilanka" svg:font-family="Chilank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draw:stroke="none" draw:fill="solid" draw:fill-color="#dde8cb" draw:opacity="50%" draw:textarea-horizontal-align="justify" draw:textarea-vertical-align="middle" draw:auto-grow-height="false" fo:min-height="10.926cm" fo:min-width="13.724cm"/>
    </style:style>
    <style:style style:name="gr2" style:family="graphic" style:parent-style-name="Default_5f_1">
      <style:graphic-properties draw:stroke="none" svg:stroke-color="#000000" draw:fill="none" draw:fill-color="#ffffff" fo:min-height="4.236cm"/>
      <style:paragraph-properties style:writing-mode="lr-tb"/>
    </style:style>
    <style:style style:name="gr3" style:family="graphic" style:parent-style-name="Default_5f_1">
      <style:graphic-properties draw:textarea-horizontal-align="justify" draw:textarea-vertical-align="middle" draw:auto-grow-height="false" fo:min-height="1.011cm" fo:min-width="3.809cm"/>
      <style:paragraph-properties style:writing-mode="lr-tb"/>
    </style:style>
    <style:style style:name="gr4" style:family="graphic" style:parent-style-name="Default_5f_1">
      <style:graphic-properties draw:fill="none" draw:textarea-horizontal-align="justify" draw:textarea-vertical-align="middle" draw:auto-grow-height="false" fo:min-height="0.766cm" fo:min-width="5.342cm"/>
      <style:paragraph-properties style:writing-mode="lr-tb"/>
    </style:style>
    <style:style style:name="gr5" style:family="graphic" style:parent-style-name="Default_5f_1">
      <style:graphic-properties draw:fill="none" draw:textarea-horizontal-align="justify" draw:textarea-vertical-align="middle" draw:auto-grow-height="false" fo:min-height="0.766cm" fo:min-width="6.094cm"/>
      <style:paragraph-properties style:writing-mode="lr-tb"/>
    </style:style>
    <style:style style:name="gr6" style:family="graphic" style:parent-style-name="Default_5f_1">
      <style:graphic-properties draw:fill="none" draw:textarea-horizontal-align="justify" draw:textarea-vertical-align="middle" draw:auto-grow-height="false" fo:min-height="1.02cm" fo:min-width="5.342cm"/>
      <style:paragraph-properties style:writing-mode="lr-tb"/>
    </style:style>
    <style:style style:name="gr7" style:family="graphic" style:parent-style-name="objectwithoutfill">
      <style:graphic-properties svg:stroke-color="#2a6099" draw:marker-end="Arrow" draw:marker-end-width="0.3cm" draw:fill="solid" draw:textarea-vertical-align="middle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3.466cm" fo:min-width="5.259cm"/>
      <style:paragraph-properties style:writing-mode="lr-tb"/>
    </style:style>
    <style:style style:name="gr9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3.851cm" fo:min-width="0cm"/>
      <style:paragraph-properties style:writing-mode="lr-tb"/>
    </style:style>
    <style:style style:name="gr10" style:family="graphic" style:parent-style-name="Default_5f_1">
      <style:graphic-properties draw:fill="none" draw:textarea-horizontal-align="justify" draw:textarea-vertical-align="middle" draw:auto-grow-height="false" fo:min-height="0.766cm" fo:min-width="3.437cm"/>
      <style:paragraph-properties style:writing-mode="lr-tb"/>
    </style:style>
    <style:style style:name="gr11" style:family="graphic" style:parent-style-name="Default_5f_1">
      <style:graphic-properties draw:fill="none" draw:textarea-horizontal-align="justify" draw:textarea-vertical-align="middle" draw:auto-grow-height="false" fo:min-height="0.766cm" fo:min-width="4.453cm"/>
      <style:paragraph-properties style:writing-mode="lr-tb"/>
    </style:style>
    <style:style style:name="gr12" style:family="graphic" style:parent-style-name="objectwithoutfill">
      <style:graphic-properties draw:stroke="dash" draw:stroke-dash="Double_20_Dot" svg:stroke-color="#000000" draw:marker-end="Arrow" draw:marker-end-width="0.3cm" draw:fill="solid" draw:textarea-vertical-align="middle"/>
    </style:style>
    <style:style style:name="gr13" style:family="graphic" style:parent-style-name="objectwithoutfill">
      <style:graphic-properties svg:stroke-color="#8d1d75" draw:marker-end="Arrow" draw:marker-end-width="0.3cm" draw:fill="solid" draw:textarea-vertical-align="middle"/>
    </style:style>
    <style:style style:name="gr14" style:family="graphic" style:parent-style-name="Default_5f_1">
      <style:graphic-properties draw:fill="none" draw:textarea-horizontal-align="justify" draw:textarea-vertical-align="middle" draw:auto-grow-height="false" fo:min-height="0.912cm" fo:min-width="6.739cm"/>
      <style:paragraph-properties style:writing-mode="lr-tb"/>
    </style:style>
    <style:style style:name="gr15" style:family="graphic" style:parent-style-name="Default_5f_1">
      <style:graphic-properties draw:fill="none" draw:textarea-horizontal-align="justify" draw:textarea-vertical-align="middle" draw:auto-grow-height="false" fo:min-height="0.766cm" fo:min-width="3.564cm"/>
      <style:paragraph-properties style:writing-mode="lr-tb"/>
    </style:style>
    <style:style style:name="gr16" style:family="graphic" style:parent-style-name="objectwithoutfill">
      <style:graphic-properties draw:marker-end="Arrow" draw:marker-end-width="0.3cm" draw:fill="solid" draw:textarea-vertical-align="middle"/>
    </style:style>
    <style:style style:name="gr17" style:family="graphic" style:parent-style-name="objectwithoutfill">
      <style:graphic-properties svg:stroke-color="#ea7500" draw:marker-end="Arrow" draw:marker-end-width="0.3cm" draw:fill="solid" draw:textarea-vertical-align="middle"/>
    </style:style>
    <style:style style:name="gr18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9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093cm" fo:min-width="1.306cm"/>
      <style:paragraph-properties style:writing-mode="lr-tb"/>
    </style:style>
    <style:style style:name="gr20" style:family="graphic" style:parent-style-name="objectwithoutfill">
      <style:graphic-properties draw:stroke="dash" draw:stroke-dash="Double_20_Dot" svg:stroke-color="#ea7500" draw:marker-end="Arrow" draw:marker-end-width="0.3cm" draw:fill="solid" draw:textarea-vertical-align="middle"/>
    </style:style>
    <style:style style:name="gr21" style:family="graphic" style:parent-style-name="Default_5f_1">
      <style:graphic-properties draw:fill="none" draw:textarea-horizontal-align="justify" draw:textarea-vertical-align="middle" draw:auto-grow-height="false" fo:min-height="0.766cm" fo:min-width="5.938cm"/>
      <style:paragraph-properties style:writing-mode="lr-tb"/>
    </style:style>
    <style:style style:name="gr22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gr23" style:family="graphic" style:parent-style-name="objectwithoutfill">
      <style:graphic-properties draw:stroke="dash" draw:stroke-dash="Double_20_Dot" svg:stroke-color="#8d1d75" draw:marker-end="Arrow" draw:marker-end-width="0.3cm" draw:fill="solid" draw:textarea-vertical-align="middle"/>
    </style:style>
    <style:style style:name="gr24" style:family="graphic" style:parent-style-name="Default_5f_1">
      <style:graphic-properties draw:fill="none" draw:textarea-horizontal-align="justify" draw:textarea-vertical-align="middle" draw:auto-grow-height="false" fo:min-height="0.716cm" fo:min-width="3.437cm"/>
      <style:paragraph-properties style:writing-mode="lr-tb"/>
    </style:style>
    <style:style style:name="gr25" style:family="graphic" style:parent-style-name="Default_5f_1" style:list-style-name="L1">
      <style:graphic-properties draw:textarea-horizontal-align="justify" draw:textarea-vertical-align="middle" draw:auto-grow-height="false" fo:min-height="1.011cm" fo:min-width="4.19cm"/>
      <style:paragraph-properties style:writing-mode="lr-tb"/>
    </style:style>
    <style:style style:name="gr26" style:family="graphic" style:parent-style-name="Default_5f_1">
      <style:graphic-properties draw:fill="none" draw:textarea-horizontal-align="justify" draw:textarea-vertical-align="middle" draw:auto-grow-height="false" fo:min-height="3.592cm" fo:min-width="10.676cm"/>
    </style:style>
    <style:style style:name="gr2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386cm" fo:min-width="1.221cm"/>
      <style:paragraph-properties style:writing-mode="lr-tb"/>
    </style:style>
    <style:style style:name="gr28" style:family="graphic" style:parent-style-name="objectwithoutfill">
      <style:graphic-properties draw:stroke="dash" draw:stroke-dash="Double_20_Dot" svg:stroke-color="#2a6099" draw:marker-end="Arrow" draw:marker-end-width="0.3cm" draw:fill="solid" draw:textarea-vertical-align="middle"/>
    </style:style>
    <style:style style:name="P1" style:family="paragraph">
      <loext:graphic-properties draw:fill="solid" draw:fill-color="#dde8cb" draw:opacity="50%"/>
      <style:paragraph-properties fo:text-align="center"/>
      <style:text-properties style:font-name="Chilanka"/>
    </style:style>
    <style:style style:name="P2" style:family="paragraph">
      <loext:graphic-properties draw:fill="none" draw:fill-color="#ffffff"/>
      <style:paragraph-properties style:writing-mode="lr-tb"/>
      <style:text-properties style:font-name="Chilanka" fo:font-size="10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hilanka" fo:font-size="18pt" style:font-size-asian="18pt" style:font-size-complex="18pt"/>
    </style:style>
    <style:style style:name="P4" style:family="paragraph">
      <style:paragraph-properties fo:text-align="center" style:writing-mode="lr-tb"/>
      <style:text-properties fo:color="#ea7500" style:font-name="Chilanka" fo:font-size="10pt" fo:font-weight="bold" style:font-size-asian="10pt" style:font-weight-asian="bold" style:font-size-complex="10pt" style:font-weight-complex="bold"/>
    </style:style>
    <style:style style:name="P5" style:family="paragraph">
      <loext:graphic-properties draw:fill="none"/>
      <style:paragraph-properties fo:text-align="center" style:writing-mode="lr-tb"/>
      <style:text-properties fo:color="#ea7500" style:font-name="Chilanka"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text-align="center" style:writing-mode="lr-tb"/>
      <style:text-properties fo:color="#8d1d75" style:font-name="Chilanka"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="none"/>
      <style:paragraph-properties fo:text-align="center" style:writing-mode="lr-tb"/>
      <style:text-properties fo:color="#8d1d75" style:font-name="Chilanka" fo:font-size="10pt" fo:font-weight="bold" style:font-size-asian="10pt" style:font-weight-asian="bold" style:font-size-complex="10pt" style:font-weight-complex="bold"/>
    </style:style>
    <style:style style:name="P8" style:family="paragraph">
      <style:paragraph-properties fo:text-align="center" style:writing-mode="lr-tb"/>
      <style:text-properties fo:color="#000000" style:font-name="Chilanka"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="none"/>
      <style:paragraph-properties fo:text-align="center" style:writing-mode="lr-tb"/>
      <style:text-properties fo:color="#000000" style:font-name="Chilanka"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text-align="center" style:writing-mode="lr-tb"/>
      <style:text-properties style:font-name="Chilanka" fo:font-size="10pt" style:font-size-asian="10pt" style:font-size-complex="10pt"/>
    </style:style>
    <style:style style:name="P11" style:family="paragraph">
      <loext:graphic-properties draw:fill="none"/>
      <style:paragraph-properties fo:text-align="center" style:writing-mode="lr-tb"/>
      <style:text-properties style:font-name="Chilanka" fo:font-size="10pt" style:font-size-asian="10pt" style:font-size-complex="10pt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style:font-name="Chilanka" fo:font-size="10pt" style:font-size-asian="10pt" style:font-size-complex="10pt"/>
    </style:style>
    <style:style style:name="P14" style:family="paragraph">
      <style:paragraph-properties fo:text-align="center" style:writing-mode="lr-tb"/>
      <style:text-properties style:font-name="Chilanka" fo:font-size="10pt"/>
    </style:style>
    <style:style style:name="P15" style:family="paragraph">
      <loext:graphic-properties draw:fill="none"/>
      <style:paragraph-properties fo:text-align="center" style:writing-mode="lr-tb"/>
      <style:text-properties style:font-name="Chilanka" fo:font-size="10pt"/>
    </style:style>
    <style:style style:name="P16" style:family="paragraph">
      <loext:graphic-properties draw:fill="none" draw:fill-color="#ffffff"/>
      <style:paragraph-properties style:writing-mode="lr-tb"/>
      <style:text-properties style:font-name="Chilanka" fo:font-size="14pt" fo:font-weight="bold" style:font-size-asian="14pt" style:font-weight-asian="bold" style:font-size-complex="14pt" style:font-weight-complex="bold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 style:writing-mode="lr-tb"/>
      <style:text-properties style:font-name="Chilanka"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="none"/>
      <style:paragraph-properties fo:text-align="center"/>
    </style:style>
    <style:style style:name="T1" style:family="text">
      <style:text-properties style:font-name="Chilanka" fo:font-size="10pt" fo:font-weight="bold" style:font-weight-asian="bold" style:font-weight-complex="bold"/>
    </style:style>
    <style:style style:name="T2" style:family="text">
      <style:text-properties style:font-name="Chilanka" fo:font-size="10pt"/>
    </style:style>
    <style:style style:name="T3" style:family="text">
      <style:text-properties style:font-name="Chilanka" fo:font-size="10pt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font-name="Chilanka" fo:font-size="18pt" style:font-size-asian="18pt" style:font-size-complex="18pt"/>
    </style:style>
    <style:style style:name="T5" style:family="text">
      <style:text-properties fo:color="#ea7500" style:font-name="Chilanka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8d1d75" style:font-name="Chilanka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000000" style:font-name="Chilanka" fo:font-size="10pt" fo:font-weight="bold" style:font-size-asian="10pt" style:font-weight-asian="bold" style:font-size-complex="10pt" style:font-weight-complex="bold"/>
    </style:style>
    <style:style style:name="T8" style:family="text">
      <style:text-properties style:font-name="Chilanka" fo:font-size="10pt" style:font-size-asian="10pt" style:font-size-complex="10pt"/>
    </style:style>
    <style:style style:name="T9" style:family="text">
      <style:text-properties style:text-line-through-style="solid" style:text-line-through-type="single" style:font-name="Chilanka" fo:font-size="10pt" style:font-size-asian="10pt" style:font-size-complex="10pt"/>
    </style:style>
    <style:style style:name="T10" style:family="text">
      <style:text-properties style:font-name="Chilanka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00a933" style:font-name="Chilanka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224cm" svg:height="11.176cm" svg:x="6.461cm" svg:y="5.57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715cm" svg:height="4.486cm" svg:x="1cm" svg:y="0.959cm">
          <draw:text-box>
            <text:p><text:span text:style-name="T1">Bank Module’s BeforeSend Hook</text:span><text:span text:style-name="T1"><text:line-break/></text:span><text:span text:style-name="T1"><text:line-break/></text:span><text:span text:style-name="T1">is called from: </text:span></text:p>
            <text:p><text:span text:style-name="T2"><text:line-break/></text:span><text:span text:style-name="T2">send.go:</text:span></text:p>
            <text:list text:style-name="L2">
              <text:list-item>
                <text:p><text:span text:style-name="T3">SendCoins</text:span></text:p>
              </text:list-item>
              <text:list-item>
                <text:p><text:span text:style-name="T3">SendManyCoins</text:span></text:p>
              </text:list-item>
            </text:list>
            <text:p><text:span text:style-name="T2"/></text:p>
            <text:p><text:span text:style-name="T2">Keeper.go:</text:span></text:p>
            <text:list text:continue-numbering="true" text:style-name="L2">
              <text:list-item>
                <text:p><text:span text:style-name="T2">DelegateCoins</text:span></text:p>
              </text:list-item>
              <text:list-item>
                <text:p><text:span text:style-name="T2">UndelegateCoins</text:span></text:p>
              </text:list-item>
            </text:list>
          </draw:text-box>
        </draw:frame>
        <draw:custom-shape draw:style-name="gr3" draw:text-style-name="P3" xml:id="id2" draw:id="id2" draw:layer="layout" svg:width="4.445cm" svg:height="1.397cm" svg:x="14.389cm" svg:y="14.933cm">
          <text:p text:style-name="P3"><text:span text:style-name="T4">sendCoi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" draw:id="id1" draw:layer="layout" svg:width="5.842cm" svg:height="1.016cm" svg:x="6.816cm" svg:y="9.763cm">
          <text:p text:style-name="P4"><text:span text:style-name="T5">SendCoinsFromModuleTo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3" draw:id="id3" draw:layer="layout" svg:width="5.842cm" svg:height="1.016cm" svg:x="6.816cm" svg:y="11.163cm">
          <text:p text:style-name="P6"><text:span text:style-name="T6">SendCoinsFromModuleToAc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xml:id="id4" draw:id="id4" draw:layer="layout" svg:width="5.842cm" svg:height="1.016cm" svg:x="6.816cm" svg:y="12.563cm">
          <text:p text:style-name="P8"><text:span text:style-name="T7">SendCoinsFromAccountTo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1" draw:layer="layout" svg:width="6.594cm" svg:height="1.016cm" svg:x="6.876cm" svg:y="16.748cm">
          <text:p text:style-name="P10"><text:span text:style-name="T8">CreateVestingAccount</text:span><text:span text:style-name="T8"><text:line-break/></text:span><text:span text:style-name="T8">(Auth, creates vesting acc and sends coin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draw:layer="layout" svg:width="5.842cm" svg:height="1.016cm" svg:x="8.254cm" svg:y="17.963cm">
          <text:p text:style-name="P10"><text:span text:style-name="T8">CreateClawbackVestingAc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1" xml:id="id11" draw:id="id11" draw:layer="layout" svg:width="5.842cm" svg:height="1.27cm" svg:x="10.954cm" svg:y="19.034cm">
          <text:p text:style-name="P10"><text:span text:style-name="T8">Clawback</text:span></text:p>
          <text:p text:style-name="P10"><text:span text:style-name="T8">(removes the unvested amount </text:span></text:p>
          <text:p text:style-name="P10"><text:span text:style-name="T8">from a ClawbackVestingAccoun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2" draw:layer="layout" draw:type="line" svg:x1="12.658cm" svg:y1="10.271cm" svg:x2="14.389cm" svg:y2="15.631cm" draw:start-shape="id1" draw:end-shape="id2" draw:end-glue-point="3" svg:d="M12658 10271l1731 5360" svg:viewBox="0 0 1732 5361">
          <text:p/>
        </draw:connector>
        <draw:connector draw:style-name="gr7" draw:text-style-name="P12" draw:layer="layout" draw:type="line" svg:x1="12.658cm" svg:y1="11.671cm" svg:x2="14.389cm" svg:y2="15.631cm" draw:start-shape="id3" draw:start-glue-point="1" draw:end-shape="id2" draw:end-glue-point="3" svg:d="M12658 11671l1731 3960" svg:viewBox="0 0 1732 3961">
          <text:p/>
        </draw:connector>
        <draw:connector draw:style-name="gr7" draw:text-style-name="P12" draw:layer="layout" draw:type="line" svg:x1="12.658cm" svg:y1="13.071cm" svg:x2="14.389cm" svg:y2="15.631cm" draw:start-shape="id4" draw:start-glue-point="1" draw:end-shape="id2" draw:end-glue-point="3" svg:d="M12658 13071l1731 2560" svg:viewBox="0 0 1732 2561">
          <text:p/>
        </draw:connector>
        <draw:frame draw:style-name="gr8" draw:text-style-name="P13" draw:layer="layout" svg:width="5.759cm" svg:height="3.716cm" svg:x="14.206cm" svg:y="1.635cm">
          <draw:text-box>
            <text:p><text:span text:style-name="T8">Cosmos – SDK “core” <text:s/>modules:</text:span></text:p>
            <text:list text:style-name="L2">
              <text:list-item>
                <text:p><text:span text:style-name="T8">Governance</text:span></text:p>
              </text:list-item>
              <text:list-item>
                <text:p><text:span text:style-name="T8">Distribution</text:span></text:p>
              </text:list-item>
              <text:list-item>
                <text:p><text:span text:style-name="T8">Staking</text:span></text:p>
              </text:list-item>
              <text:list-item>
                <text:p><text:span text:style-name="T9">Mint</text:span></text:p>
              </text:list-item>
              <text:list-item>
                <text:p><text:span text:style-name="T8">Auth</text:span></text:p>
              </text:list-item>
              <text:list-item>
                <text:p><text:span text:style-name="T8">Crisis</text:span></text:p>
              </text:list-item>
              <text:list-item>
                <text:p><text:span text:style-name="T8">FeeGrant (func is not used?)</text:span></text:p>
                <text:p><text:span text:style-name="T8"/></text:p>
              </text:list-item>
            </text:list>
          </draw:text-box>
        </draw:frame>
        <draw:frame draw:style-name="gr9" draw:text-style-name="P13" draw:layer="layout" svg:width="4.064cm" svg:height="4.101cm" svg:x="20.939cm" svg:y="1.729cm">
          <draw:text-box>
            <text:p><text:span text:style-name="T8">Osmosis modules:</text:span></text:p>
            <text:list text:style-name="L2">
              <text:list-item>
                <text:p><text:span text:style-name="T8">GAMM module</text:span></text:p>
              </text:list-item>
              <text:list-item>
                <text:p><text:span text:style-name="T8">Incentives</text:span></text:p>
              </text:list-item>
              <text:list-item>
                <text:p><text:span text:style-name="T8">Lockup</text:span></text:p>
              </text:list-item>
              <text:list-item>
                <text:p><text:span text:style-name="T8">Mint</text:span></text:p>
              </text:list-item>
              <text:list-item>
                <text:p><text:span text:style-name="T8">PoolIncentives</text:span></text:p>
              </text:list-item>
              <text:list-item>
                <text:p><text:span text:style-name="T8">SuperFluid</text:span></text:p>
              </text:list-item>
              <text:list-item>
                <text:p><text:span text:style-name="T8">TokenFactory</text:span></text:p>
              </text:list-item>
              <text:list-item>
                <text:p><text:span text:style-name="T8">TxFees</text:span></text:p>
                <text:p><text:span text:style-name="T8"/></text:p>
              </text:list-item>
            </text:list>
          </draw:text-box>
        </draw:frame>
        <draw:custom-shape draw:style-name="gr10" draw:text-style-name="P15" xml:id="id6" draw:id="id6" draw:layer="layout" svg:width="3.937cm" svg:height="1.016cm" svg:x="0.992cm" svg:y="9.263cm">
          <text:p text:style-name="P14"><text:span text:style-name="T2">Govern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5" xml:id="id5" draw:id="id5" draw:layer="layout" svg:width="4.953cm" svg:height="1.016cm" svg:x="1cm" svg:y="13.716cm">
          <text:p text:style-name="P14"><text:span text:style-name="T2">Auth</text:span><text:span text:style-name="T2"><text:line-break/></text:span><text:span text:style-name="T2">(ante handler, fees - DeductFe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2" draw:layer="layout" draw:type="line" svg:x1="5.953cm" svg:y1="14.224cm" svg:x2="6.816cm" svg:y2="13.071cm" draw:start-shape="id5" draw:start-glue-point="1" draw:end-shape="id4" draw:end-glue-point="3" svg:d="M5953 14224l863-1153" svg:viewBox="0 0 864 1154">
          <text:p/>
        </draw:connector>
        <draw:connector draw:style-name="gr13" draw:text-style-name="P12" draw:layer="layout" draw:type="line" svg:x1="2.96cm" svg:y1="10.279cm" svg:x2="6.816cm" svg:y2="11.671cm" draw:start-shape="id6" draw:start-glue-point="2" draw:end-shape="id3" draw:end-glue-point="3" svg:d="M2960 10279l3856 1392" svg:viewBox="0 0 3857 1393">
          <text:p/>
        </draw:connector>
        <draw:custom-shape draw:style-name="gr14" draw:text-style-name="P15" xml:id="id7" draw:id="id7" draw:layer="layout" svg:width="7.239cm" svg:height="1.162cm" svg:x="0.914cm" svg:y="15.213cm">
          <text:p text:style-name="P14"><text:span text:style-name="T2">Crisis</text:span><text:span text:style-name="T2"><text:line-break/></text:span><text:span text:style-name="T2">(VerifyInvariant -&gt;</text:span></text:p>
          <text:p text:style-name="P14"><text:span text:style-name="T2">SendCoinsFromAccountToThe FeeCollecto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xml:id="id8" draw:id="id8" draw:layer="layout" svg:width="4.064cm" svg:height="1.016cm" svg:x="0.992cm" svg:y="12.303cm">
          <text:p text:style-name="P14"><text:span text:style-name="T2">Distribution</text:span><text:span text:style-name="T2"><text:line-break/></text:span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2" draw:layer="layout" draw:type="line" svg:x1="8.153cm" svg:y1="15.794cm" svg:x2="6.816cm" svg:y2="13.071cm" draw:start-shape="id7" draw:start-glue-point="1" draw:end-shape="id4" draw:end-glue-point="3" svg:d="M8153 15794l-1337-2723" svg:viewBox="0 0 1338 2724">
          <text:p/>
        </draw:connector>
        <draw:connector draw:style-name="gr17" draw:text-style-name="P12" draw:layer="layout" draw:type="line" svg:x1="5.056cm" svg:y1="12.811cm" svg:x2="6.816cm" svg:y2="10.271cm" draw:start-shape="id8" draw:start-glue-point="1" draw:end-shape="id1" draw:end-glue-point="3" svg:d="M5056 12811l1760-2540" svg:viewBox="0 0 1761 2541">
          <text:p/>
        </draw:connector>
        <draw:connector draw:style-name="gr18" draw:text-style-name="P12" draw:layer="layout" draw:type="line" svg:x1="5.056cm" svg:y1="12.811cm" svg:x2="6.816cm" svg:y2="13.071cm" draw:start-shape="id8" draw:start-glue-point="1" draw:end-shape="id4" draw:end-glue-point="3" svg:d="M5056 12811l1760 260" svg:viewBox="0 0 1761 261">
          <text:p/>
        </draw:connector>
        <draw:connector draw:style-name="gr13" draw:text-style-name="P12" draw:layer="layout" draw:type="line" svg:x1="5.056cm" svg:y1="12.811cm" svg:x2="6.816cm" svg:y2="11.671cm" draw:start-shape="id8" draw:start-glue-point="1" draw:end-shape="id3" draw:end-glue-point="3" svg:d="M5056 12811l1760-1140" svg:viewBox="0 0 1761 1141">
          <text:p/>
        </draw:connector>
        <draw:custom-shape draw:style-name="gr11" draw:text-style-name="P15" xml:id="id9" draw:id="id9" draw:layer="layout" svg:width="4.953cm" svg:height="1.016cm" svg:x="0.905cm" svg:y="17.161cm">
          <text:p text:style-name="P14"><text:span text:style-name="T2">FeeGrant</text:span></text:p>
          <text:p text:style-name="P14"><text:span text:style-name="T2">(func is expected, but not use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2" draw:layer="layout" draw:type="line" svg:x1="5.858cm" svg:y1="17.669cm" svg:x2="6.816cm" svg:y2="13.071cm" draw:start-shape="id9" draw:start-glue-point="1" draw:end-shape="id4" svg:d="M5858 17669l958-4598" svg:viewBox="0 0 959 4599">
          <text:p/>
        </draw:connector>
        <draw:connector draw:style-name="gr18" draw:text-style-name="P12" draw:layer="layout" draw:type="line" svg:x1="2.96cm" svg:y1="10.279cm" svg:x2="6.816cm" svg:y2="13.071cm" draw:start-shape="id6" draw:start-glue-point="2" draw:end-shape="id4" draw:end-glue-point="3" svg:d="M2960 10279l3856 2792" svg:viewBox="0 0 3857 2793">
          <text:p/>
        </draw:connector>
        <draw:custom-shape draw:style-name="gr10" draw:text-style-name="P15" xml:id="id10" draw:id="id10" draw:layer="layout" svg:width="3.937cm" svg:height="1.016cm" svg:x="1.027cm" svg:y="10.745cm">
          <text:p text:style-name="P14"><text:span text:style-name="T2">Sta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6" draw:layer="layout" svg:width="3.175cm" svg:height="1.343cm" svg:x="1cm" svg:y="7.223cm">
          <draw:text-box>
            <text:p><text:span text:style-name="T10">Core modules</text:span></text:p>
          </draw:text-box>
        </draw:frame>
        <draw:connector draw:style-name="gr17" draw:text-style-name="P12" draw:layer="layout" draw:type="line" svg:x1="4.964cm" svg:y1="11.253cm" svg:x2="6.816cm" svg:y2="10.271cm" draw:start-shape="id10" draw:start-glue-point="1" draw:end-shape="id1" draw:end-glue-point="3" svg:d="M4964 11253l1852-982" svg:viewBox="0 0 1853 983">
          <text:p/>
        </draw:connector>
        <draw:connector draw:style-name="gr7" draw:text-style-name="P12" draw:layer="layout" draw:type="line" svg:x1="10.228cm" svg:y1="16.803cm" svg:x2="14.444cm" svg:y2="15.686cm" svg:d="M10228 16803l4216-1117" svg:viewBox="0 0 4217 1118">
          <text:p/>
        </draw:connector>
        <draw:connector draw:style-name="gr7" draw:text-style-name="P12" draw:layer="layout" draw:type="line" svg:x1="11.23cm" svg:y1="18.018cm" svg:x2="14.444cm" svg:y2="15.686cm" svg:d="M11230 18018l3214-2332" svg:viewBox="0 0 3215 2333">
          <text:p/>
        </draw:connector>
        <draw:connector draw:style-name="gr7" draw:text-style-name="P12" draw:layer="layout" draw:type="line" svg:x1="13.875cm" svg:y1="19.034cm" svg:x2="14.389cm" svg:y2="15.631cm" draw:start-shape="id11" draw:start-glue-point="0" draw:end-shape="id2" svg:d="M13875 19034l514-3403" svg:viewBox="0 0 515 3404">
          <text:p/>
        </draw:connector>
        <draw:frame draw:style-name="gr19" draw:text-style-name="P16" draw:layer="layout" svg:width="5.461cm" svg:height="1.343cm" svg:x="22.082cm" svg:y="6.588cm">
          <draw:text-box>
            <text:p><text:span text:style-name="T10">Osmosis modules</text:span></text:p>
          </draw:text-box>
        </draw:frame>
        <draw:custom-shape draw:style-name="gr10" draw:text-style-name="P15" xml:id="id12" draw:id="id12" draw:layer="layout" svg:width="3.937cm" svg:height="1.016cm" svg:x="22.866cm" svg:y="7.947cm">
          <text:p text:style-name="P14"><text:span text:style-name="T2">GAM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2" draw:layer="layout" draw:type="line" svg:x1="22.866cm" svg:y1="8.455cm" svg:x2="12.658cm" svg:y2="10.271cm" draw:start-shape="id12" draw:start-glue-point="3" draw:end-shape="id1" draw:end-glue-point="1" svg:d="M22866 8455l-10208 1816" svg:viewBox="0 0 10209 1817">
          <text:p/>
        </draw:connector>
        <draw:connector draw:style-name="gr13" draw:text-style-name="P12" draw:layer="layout" draw:type="line" svg:x1="22.866cm" svg:y1="8.455cm" svg:x2="12.658cm" svg:y2="11.671cm" draw:start-shape="id12" draw:end-shape="id3" draw:end-glue-point="1" svg:d="M22866 8455l-10208 3216" svg:viewBox="0 0 10209 3217">
          <text:p/>
        </draw:connector>
        <draw:connector draw:style-name="gr16" draw:text-style-name="P12" draw:layer="layout" draw:type="line" svg:x1="22.866cm" svg:y1="8.455cm" svg:x2="12.658cm" svg:y2="13.071cm" draw:start-shape="id12" draw:start-glue-point="3" draw:end-shape="id4" draw:end-glue-point="1" svg:d="M22866 8455l-10208 4616" svg:viewBox="0 0 10209 4617">
          <text:p/>
        </draw:connector>
        <draw:custom-shape draw:style-name="gr10" draw:text-style-name="P15" xml:id="id13" draw:id="id13" draw:layer="layout" svg:width="3.937cm" svg:height="1.016cm" svg:x="22.866cm" svg:y="9.147cm">
          <text:p text:style-name="P14"><text:span text:style-name="T2">Incentiv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2" draw:layer="layout" draw:type="line" svg:x1="22.866cm" svg:y1="9.655cm" svg:x2="12.658cm" svg:y2="13.071cm" draw:start-shape="id13" draw:start-glue-point="3" draw:end-shape="id4" draw:end-glue-point="1" svg:d="M22866 9655l-10208 3416" svg:viewBox="0 0 10209 3417">
          <text:p/>
        </draw:connector>
        <draw:custom-shape draw:style-name="gr21" draw:text-style-name="P11" xml:id="id14" draw:id="id14" draw:layer="layout" svg:width="6.438cm" svg:height="1.016cm" svg:x="6.816cm" svg:y="7.563cm">
          <text:p text:style-name="P10"><text:span text:style-name="T11">SendCoinsFromModuleToManyAccounts</text:span></text:p>
          <text:p text:style-name="P10"><text:span text:style-name="T8">(osmosis specific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12" draw:layer="layout" draw:type="line" svg:x1="22.866cm" svg:y1="9.655cm" svg:x2="13.254cm" svg:y2="8.071cm" draw:start-shape="id13" draw:start-glue-point="3" draw:end-shape="id14" draw:end-glue-point="1" svg:d="M22866 9655l-9612-1584" svg:viewBox="0 0 9613 1585">
          <text:p/>
        </draw:connector>
        <draw:connector draw:style-name="gr23" draw:text-style-name="P12" draw:layer="layout" draw:type="line" svg:x1="22.866cm" svg:y1="9.655cm" svg:x2="12.658cm" svg:y2="11.671cm" draw:start-shape="id13" draw:start-glue-point="3" draw:end-shape="id3" draw:end-glue-point="1" svg:d="M22866 9655l-10208 2016" svg:viewBox="0 0 10209 2017">
          <text:p/>
        </draw:connector>
        <draw:custom-shape draw:style-name="gr10" draw:text-style-name="P15" xml:id="id15" draw:id="id15" draw:layer="layout" svg:width="3.937cm" svg:height="1.016cm" svg:x="22.866cm" svg:y="10.247cm">
          <text:p text:style-name="P14"><text:span text:style-name="T2">Lockup 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2" draw:layer="layout" draw:type="line" svg:x1="22.866cm" svg:y1="10.755cm" svg:x2="12.658cm" svg:y2="11.671cm" draw:start-shape="id15" draw:start-glue-point="3" draw:end-shape="id3" draw:end-glue-point="1" svg:d="M22866 10755l-10208 916" svg:viewBox="0 0 10209 917">
          <text:p/>
        </draw:connector>
        <draw:connector draw:style-name="gr16" draw:text-style-name="P12" draw:layer="layout" draw:type="line" svg:x1="22.866cm" svg:y1="10.755cm" svg:x2="12.658cm" svg:y2="13.071cm" draw:start-shape="id15" draw:start-glue-point="3" draw:end-shape="id4" draw:end-glue-point="1" svg:d="M22866 10755l-10208 2316" svg:viewBox="0 0 10209 2317">
          <text:p/>
        </draw:connector>
        <draw:custom-shape draw:style-name="gr10" draw:text-style-name="P15" xml:id="id16" draw:id="id16" draw:layer="layout" svg:width="3.937cm" svg:height="1.016cm" svg:x="22.866cm" svg:y="11.447cm">
          <text:p text:style-name="P14"><text:span text:style-name="T2">Mint 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2" draw:layer="layout" draw:type="line" svg:x1="22.866cm" svg:y1="11.955cm" svg:x2="12.658cm" svg:y2="11.671cm" draw:start-shape="id16" draw:start-glue-point="3" draw:end-shape="id3" draw:end-glue-point="1" svg:d="M22866 11955l-10208-284" svg:viewBox="0 0 10209 285">
          <text:p/>
        </draw:connector>
        <draw:connector draw:style-name="gr17" draw:text-style-name="P12" draw:layer="layout" draw:type="line" svg:x1="22.866cm" svg:y1="11.955cm" svg:x2="12.658cm" svg:y2="10.271cm" draw:start-shape="id16" draw:start-glue-point="3" draw:end-shape="id1" draw:end-glue-point="1" svg:d="M22866 11955l-10208-1684" svg:viewBox="0 0 10209 1685">
          <text:p/>
        </draw:connector>
        <draw:custom-shape draw:style-name="gr10" draw:text-style-name="P15" xml:id="id17" draw:id="id17" draw:layer="layout" svg:width="3.937cm" svg:height="1.016cm" svg:x="22.866cm" svg:y="12.647cm">
          <text:p text:style-name="P14"><text:span text:style-name="T2">Pool Incentiv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2" draw:layer="layout" draw:type="line" svg:x1="22.866cm" svg:y1="13.155cm" svg:x2="12.658cm" svg:y2="10.271cm" draw:start-shape="id17" draw:start-glue-point="3" draw:end-shape="id1" draw:end-glue-point="1" svg:d="M22866 13155l-10208-2884" svg:viewBox="0 0 10209 2885">
          <text:p/>
        </draw:connector>
        <draw:custom-shape draw:style-name="gr10" draw:text-style-name="P15" xml:id="id18" draw:id="id18" draw:layer="layout" svg:width="3.937cm" svg:height="1.016cm" svg:x="22.866cm" svg:y="13.947cm">
          <text:p text:style-name="P14"><text:span text:style-name="T2">Superflu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2" draw:layer="layout" draw:type="line" svg:x1="22.866cm" svg:y1="14.455cm" svg:x2="12.658cm" svg:y2="13.071cm" draw:start-shape="id18" draw:start-glue-point="3" draw:end-shape="id4" draw:end-glue-point="1" svg:d="M22866 14455l-10208-1384" svg:viewBox="0 0 10209 1385">
          <text:p/>
        </draw:connector>
        <draw:connector draw:style-name="gr13" draw:text-style-name="P12" draw:layer="layout" draw:type="line" svg:x1="22.866cm" svg:y1="14.455cm" svg:x2="12.658cm" svg:y2="11.671cm" draw:start-shape="id18" draw:start-glue-point="3" draw:end-shape="id3" draw:end-glue-point="1" svg:d="M22866 14455l-10208-2784" svg:viewBox="0 0 10209 2785">
          <text:p/>
        </draw:connector>
        <draw:custom-shape draw:style-name="gr24" draw:text-style-name="P15" xml:id="id19" draw:id="id19" draw:layer="layout" svg:width="3.937cm" svg:height="0.966cm" svg:x="22.866cm" svg:y="15.147cm">
          <text:p text:style-name="P14"><text:span text:style-name="T2">Token Fac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2" draw:layer="layout" draw:type="line" svg:x1="22.866cm" svg:y1="15.63cm" svg:x2="12.658cm" svg:y2="13.071cm" draw:start-shape="id19" draw:start-glue-point="3" draw:end-shape="id4" draw:end-glue-point="1" svg:d="M22866 15630l-10208-2559" svg:viewBox="0 0 10209 2560">
          <text:p/>
        </draw:connector>
        <draw:connector draw:style-name="gr13" draw:text-style-name="P12" draw:layer="layout" draw:type="line" svg:x1="22.866cm" svg:y1="15.63cm" svg:x2="12.658cm" svg:y2="11.671cm" draw:start-shape="id19" draw:start-glue-point="3" draw:end-shape="id3" draw:end-glue-point="1" svg:d="M22866 15630l-10208-3959" svg:viewBox="0 0 10209 3960">
          <text:p/>
        </draw:connector>
        <draw:custom-shape draw:style-name="gr24" draw:text-style-name="P15" xml:id="id20" draw:id="id20" draw:layer="layout" svg:width="3.937cm" svg:height="0.966cm" svg:x="22.866cm" svg:y="16.447cm">
          <text:p text:style-name="P14"><text:span text:style-name="T2">TxFe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2" draw:layer="layout" draw:type="line" svg:x1="22.866cm" svg:y1="16.93cm" svg:x2="12.658cm" svg:y2="13.071cm" draw:start-shape="id20" draw:start-glue-point="3" draw:end-shape="id4" draw:end-glue-point="1" svg:d="M22866 16930l-10208-3859" svg:viewBox="0 0 10209 3860">
          <text:p/>
        </draw:connector>
        <draw:connector draw:style-name="gr17" draw:text-style-name="P12" draw:layer="layout" draw:type="line" svg:x1="22.866cm" svg:y1="16.93cm" svg:x2="12.658cm" svg:y2="10.271cm" draw:start-shape="id20" draw:start-glue-point="3" draw:end-shape="id1" draw:end-glue-point="1" svg:d="M22866 16930l-10208-6659" svg:viewBox="0 0 10209 6660">
          <text:p/>
        </draw:connector>
        <draw:frame draw:style-name="gr19" draw:text-style-name="P18" draw:layer="layout" svg:width="2.413cm" svg:height="1.343cm" svg:x="6.461cm" svg:y="5.499cm">
          <draw:text-box>
            <text:p text:style-name="P17"><text:span text:style-name="T10">Bank module</text:span></text:p>
          </draw:text-box>
        </draw:frame>
        <draw:custom-shape draw:style-name="gr25" draw:text-style-name="P3" xml:id="id21" draw:id="id21" draw:layer="layout" svg:width="4.826cm" svg:height="1.397cm" svg:x="14.7cm" svg:y="5.572cm">
          <text:p text:style-name="P3"><text:span text:style-name="T4">sendManyCoi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2" draw:layer="layout" draw:type="line" svg:x1="13.254cm" svg:y1="8.071cm" svg:x2="14.7cm" svg:y2="6.27cm" draw:start-shape="id14" draw:start-glue-point="1" draw:end-shape="id21" svg:d="M13254 8071l1446-1801" svg:viewBox="0 0 1447 1802">
          <text:p/>
        </draw:connector>
        <draw:custom-shape draw:style-name="gr26" draw:text-style-name="P19" draw:layer="layout" svg:width="11.176cm" svg:height="3.842cm" svg:x="6.461cm" svg:y="16.748cm">
          <text:p/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1.721cm" svg:height="0.636cm" svg:x="6.715cm" svg:y="19.923cm">
          <draw:text-box>
            <text:p><text:span text:style-name="T8">Vesting</text:span></text:p>
          </draw:text-box>
        </draw:frame>
        <draw:connector draw:style-name="gr7" draw:text-style-name="P12" draw:layer="layout" draw:type="line" svg:x1="22.866cm" svg:y1="8.455cm" svg:x2="18.834cm" svg:y2="15.631cm" draw:start-shape="id12" draw:start-glue-point="3" draw:end-shape="id2" draw:end-glue-point="1" svg:d="M22866 8455l-4032 7176" svg:viewBox="0 0 4033 7177">
          <text:p/>
        </draw:connector>
        <draw:connector draw:style-name="gr28" draw:text-style-name="P12" draw:layer="layout" draw:type="line" svg:x1="22.866cm" svg:y1="15.63cm" svg:x2="18.834cm" svg:y2="15.631cm" draw:start-shape="id19" draw:start-glue-point="3" draw:end-shape="id2" draw:end-glue-point="1" svg:d="M22866 15630l-4032 1" svg:viewBox="0 0 4033 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hilanka" svg:font-family="Chilank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ouble_20_Dot" draw:display-name="Double Dot" draw:style="rect" draw:dots1="1" draw:dots1-length="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9T09:33:01.227608228</meta:creation-date>
    <dc:date>2022-09-01T16:40:37.063086604</dc:date>
    <meta:editing-duration>PT5H30M47S</meta:editing-duration>
    <meta:editing-cycles>22</meta:editing-cycles>
    <meta:generator>LibreOffice/6.4.7.2$Linux_X86_64 LibreOffice_project/40$Build-2</meta:generator>
    <meta:document-statistic meta:object-count="67"/>
  </office:meta>
</office:document-meta>
</file>